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2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80"/>
    </style:style>
    <style:style style:name="ce2" style:family="table-cell" style:parent-style-name="Default">
      <style:table-cell-properties fo:background-color="#33cc6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6633"/>
    </style:style>
    <style:style style:name="ce5" style:family="table-cell" style:parent-style-name="Default">
      <style:table-cell-properties fo:background-color="#83caff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996633"/>
    </style:style>
    <style:style style:name="ce8" style:family="table-cell" style:parent-style-name="Default">
      <style:table-cell-properties fo:background-color="#b3b300"/>
    </style:style>
    <style:style style:name="ce9" style:family="table-cell" style:parent-style-name="Default">
      <style:table-cell-properties fo:background-color="#9966cc"/>
    </style:style>
    <style:style style:name="ce10" style:family="table-cell" style:parent-style-name="Default">
      <style:table-cell-properties fo:background-color="#47b8b8"/>
    </style:style>
    <style:style style:name="ce11" style:family="table-cell" style:parent-style-name="Default">
      <style:table-cell-properties fo:background-color="#ffd320"/>
    </style:style>
    <style:style style:name="ce12" style:family="table-cell" style:parent-style-name="Default">
      <style:table-cell-properties fo:background-color="#ff3366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0437in" svg:height="3.6024in" svg:x="5.1445in" svg:y="3.7079in">
            <draw:object draw:notify-on-update-of-ranges="Sheet1.G3:Sheet1.G3 Sheet1.G4:Sheet1.G9 Sheet1.H3:Sheet1.H3 Sheet1.H4:Sheet1.H9 Sheet1.I3:Sheet1.I3 Sheet1.I4:Sheet1.I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1591in" svg:height="2.8252in" svg:x="7.8736in" svg:y="4.5165in">
            <draw:object draw:notify-on-update-of-ranges="Sheet1.G15:Sheet1.G20 Sheet1.H15:Sheet1.H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asymmetric_0.5</text:p>
          </table:table-cell>
          <table:table-cell office:value-type="string">
            <text:p>s199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0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5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2"/>
          <table:table-cell/>
          <table:table-cell office:value-type="string">
            <text:p>Without noise reduction</text:p>
          </table:table-cell>
          <table:table-cell office:value-type="string">
            <text:p>With noise reduction</text:p>
          </table:table-cell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2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Asymmetric_0.5</text:p>
          </table:table-cell>
          <table:table-cell office:value-type="float" office:value="7.6333">
            <text:p>7.6333</text:p>
          </table:table-cell>
          <table:table-cell office:value-type="float" office:value="7.5933">
            <text:p>7.5933</text:p>
          </table:table-cell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4.align.1.msl</text:p>
          </table:table-cell>
          <table:table-cell office:value-type="string">
            <text:p>new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Asymmetric_1.0</text:p>
          </table:table-cell>
          <table:table-cell office:value-type="float" office:value="9.4267">
            <text:p>9.4267</text:p>
          </table:table-cell>
          <table:table-cell office:value-type="float" office:value="9.34">
            <text:p>9.34</text:p>
          </table:table-cell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7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Asymmetric_2.0</text:p>
          </table:table-cell>
          <table:table-cell office:value-type="float" office:value="12.34">
            <text:p>12.34</text:p>
          </table:table-cell>
          <table:table-cell office:value-type="float" office:value="11.9267">
            <text:p>11.9267</text:p>
          </table:table-cell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0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ymmetric_0.5</text:p>
          </table:table-cell>
          <table:table-cell office:value-type="float" office:value="4.16">
            <text:p>4.16</text:p>
          </table:table-cell>
          <table:table-cell office:value-type="float" office:value="4.0667">
            <text:p>4.0667</text:p>
          </table:table-cell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9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Symmetric_1.0</text:p>
          </table:table-cell>
          <table:table-cell office:value-type="float" office:value="5.0133">
            <text:p>5.0133</text:p>
          </table:table-cell>
          <table:table-cell office:value-type="float" office:value="4.8733">
            <text:p>4.8733</text:p>
          </table:table-cell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8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ymmetric_2.0</text:p>
          </table:table-cell>
          <table:table-cell office:value-type="float" office:value="6.96">
            <text:p>6.96</text:p>
          </table:table-cell>
          <table:table-cell office:value-type="float" office:value="6.4733">
            <text:p>6.4733</text:p>
          </table:table-cell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3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4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9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1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How much better?</text:p>
          </table:table-cell>
          <table:table-cell table:number-columns-repeated="2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0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2.align.1.msl</text:p>
          </table:table-cell>
          <table:table-cell office:value-type="string">
            <text:p>new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Asymmetric_0.5</text:p>
          </table:table-cell>
          <table:table-cell table:formula="of:=([.H4]-[.I4])/[.H4]*100" office:value-type="float" office:value="0.524019755544785">
            <text:p>0.5240197555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3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Asymmetric_1.0</text:p>
          </table:table-cell>
          <table:table-cell table:formula="of:=([.H5]-[.I5])/[.H5]*100" office:value-type="float" office:value="0.9197280066195">
            <text:p>0.9197280066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3.align.1.msl</text:p>
          </table:table-cell>
          <table:table-cell office:value-type="string">
            <text:p>new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Asymmetric_2.0</text:p>
          </table:table-cell>
          <table:table-cell table:formula="of:=([.H6]-[.I6])/[.H6]*100" office:value-type="float" office:value="3.34927066450567">
            <text:p>3.3492706645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1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Symmetric_0.5</text:p>
          </table:table-cell>
          <table:table-cell table:formula="of:=([.H7]-[.I7])/[.H7]*100" office:value-type="float" office:value="2.24278846153847">
            <text:p>2.2427884615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1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ymmetric_1.0</text:p>
          </table:table-cell>
          <table:table-cell table:formula="of:=([.H8]-[.I8])/[.H8]*100" office:value-type="float" office:value="2.79257175912073">
            <text:p>2.7925717591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1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ymmetric_2.0</text:p>
          </table:table-cell>
          <table:table-cell table:formula="of:=([.H9]-[.I9])/[.H9]*100" office:value-type="float" office:value="6.99281609195402">
            <text:p>6.992816092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8.align.1.msl</text:p>
          </table:table-cell>
          <table:table-cell office:value-type="string">
            <text:p>new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4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5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3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1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4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97.align.1.msl</text:p>
          </table:table-cell>
          <table:table-cell office:value-type="string">
            <text:p>new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9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4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5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4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0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8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4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4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7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8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2.align.1.msl</text:p>
          </table:table-cell>
          <table:table-cell office:value-type="string">
            <text:p>new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2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5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8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0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4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3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6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7.align.1.msl</text:p>
          </table:table-cell>
          <table:table-cell office:value-type="string">
            <text:p>new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4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3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5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90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6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1.align.1.msl</text:p>
          </table:table-cell>
          <table:table-cell office:value-type="string">
            <text:p>new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7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8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3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8.align.1.msl</text:p>
          </table:table-cell>
          <table:table-cell office:value-type="string">
            <text:p>new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4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2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6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8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8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0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3.align.1.msl</text:p>
          </table:table-cell>
          <table:table-cell office:value-type="string">
            <text:p>new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9.align.1.msl</text:p>
          </table:table-cell>
          <table:table-cell office:value-type="string">
            <text:p>new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0.align.1.msl</text:p>
          </table:table-cell>
          <table:table-cell office:value-type="string">
            <text:p>new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2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0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9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7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5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6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2.align.1.msl</text:p>
          </table:table-cell>
          <table:table-cell office:value-type="string">
            <text:p>new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1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5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7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3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3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3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2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8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0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3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4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8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8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5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6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4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300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3.align.1.msl</text:p>
          </table:table-cell>
          <table:table-cell office:value-type="string">
            <text:p>new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3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2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3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0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96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4.align.1.msl</text:p>
          </table:table-cell>
          <table:table-cell office:value-type="string">
            <text:p>new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8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5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3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0.align.1.msl</text:p>
          </table:table-cell>
          <table:table-cell office:value-type="string">
            <text:p>new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5.align.1.msl</text:p>
          </table:table-cell>
          <table:table-cell office:value-type="string">
            <text:p>new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2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04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8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7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4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07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4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7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6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4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2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2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9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1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4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08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6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7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5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8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0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7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1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8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9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0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6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7.align.1.msl</text:p>
          </table:table-cell>
          <table:table-cell office:value-type="string">
            <text:p>new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91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6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5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6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8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7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7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2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2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3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7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2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3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1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0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0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7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1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93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7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6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8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9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9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8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5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9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9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6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3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7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3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5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4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7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8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3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0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5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6.align.1.msl</text:p>
          </table:table-cell>
          <table:table-cell office:value-type="string">
            <text:p>new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5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7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4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7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3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3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6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1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6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2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06.align.1.msl</text:p>
          </table:table-cell>
          <table:table-cell office:value-type="string">
            <text:p>new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8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2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2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3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9.align.1.msl</text:p>
          </table:table-cell>
          <table:table-cell office:value-type="string">
            <text:p>new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2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4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5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6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2.align.1.msl</text:p>
          </table:table-cell>
          <table:table-cell office:value-type="string">
            <text:p>new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6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2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8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9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1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4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1.align.1.msl</text:p>
          </table:table-cell>
          <table:table-cell office:value-type="string">
            <text:p>new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1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0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0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2.align.1.msl</text:p>
          </table:table-cell>
          <table:table-cell office:value-type="string">
            <text:p>new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6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1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2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7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9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2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7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50.align.1.msl</text:p>
          </table:table-cell>
          <table:table-cell office:value-type="string">
            <text:p>new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3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94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9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5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0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5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1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5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1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9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8.align.1.msl</text:p>
          </table:table-cell>
          <table:table-cell office:value-type="string">
            <text:p>new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1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95.align.1.msl</text:p>
          </table:table-cell>
          <table:table-cell office:value-type="string">
            <text:p>new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9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47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0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4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9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5.align.1.msl</text:p>
          </table:table-cell>
          <table:table-cell office:value-type="string">
            <text:p>new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0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9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1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0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0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4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5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3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9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5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6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7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9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9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45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0.align.1.msl</text:p>
          </table:table-cell>
          <table:table-cell office:value-type="string">
            <text:p>new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6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3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1.align.1.msl</text:p>
          </table:table-cell>
          <table:table-cell office:value-type="string">
            <text:p>new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39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9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05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7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6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4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81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7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6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1.align.1.msl</text:p>
          </table:table-cell>
          <table:table-cell office:value-type="string">
            <text:p>new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9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92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4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15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72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67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5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7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1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09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0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21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1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4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79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6.align.1.msl</text:p>
          </table:table-cell>
          <table:table-cell office:value-type="string">
            <text:p>new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98.align.1.msl</text:p>
          </table:table-cell>
          <table:table-cell office:value-type="string">
            <text:p>new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25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18.align.1.msl</text:p>
          </table:table-cell>
          <table:table-cell office:value-type="string">
            <text:p>new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56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11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89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01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4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00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6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73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02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98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9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46.align.1.msl</text:p>
          </table:table-cell>
          <table:table-cell office:value-type="string">
            <text:p>new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2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25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30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2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66.align.1.msl</text:p>
          </table:table-cell>
          <table:table-cell office:value-type="string">
            <text:p>new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98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61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06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88.align.1.msl</text:p>
          </table:table-cell>
          <table:table-cell office:value-type="string">
            <text:p>new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003.align.1.msl</text:p>
          </table:table-cell>
          <table:table-cell office:value-type="string">
            <text:p>ne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152.align.1.msl</text:p>
          </table:table-cell>
          <table:table-cell office:value-type="string">
            <text:p>new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symmetric_0.5</text:p>
          </table:table-cell>
          <table:table-cell office:value-type="string">
            <text:p>s238.align.1.msl</text:p>
          </table:table-cell>
          <table:table-cell office:value-type="string">
            <text:p>n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Sum</text:p>
          </table:table-cell>
          <table:table-cell table:style-name="Default" table:formula="of:=SUM([.D1:.D300])" office:value-type="float" office:value="2278">
            <text:p>2278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Average</text:p>
          </table:table-cell>
          <table:table-cell table:style-name="Default" table:formula="of:=[.D301]/300" office:value-type="float" office:value="7.59333333333333">
            <text:p>7.5933333333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30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0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0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0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0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5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4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4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3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0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8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1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7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6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7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0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2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7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9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2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1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5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1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8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0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4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0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7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0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9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9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4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25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30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6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9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61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06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8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003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152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ymmetric_0.5</text:p>
          </table:table-cell>
          <table:table-cell table:style-name="ce2" office:value-type="string">
            <text:p>s238.align.1.msl</text:p>
          </table:table-cell>
          <table:table-cell table:style-name="ce2" office:value-type="string">
            <text:p>old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Sum</text:p>
          </table:table-cell>
          <table:table-cell table:style-name="Default" table:formula="of:=SUM([.D303:.D602])" office:value-type="float" office:value="2290">
            <text:p>2290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Average</text:p>
          </table:table-cell>
          <table:table-cell table:style-name="Default" table:formula="of:=[.D603]/300" office:value-type="float" office:value="7.63333333333333">
            <text:p>7.6333333333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30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0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0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0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0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0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0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0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3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0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5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3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4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7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3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6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0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0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1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75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2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8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0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9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7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8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4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7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53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1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6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9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9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89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58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24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11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046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262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symmetric_1.0</text:p>
          </table:table-cell>
          <table:table-cell table:style-name="ce4" office:value-type="string">
            <text:p>s120.align.1.msl</text:p>
          </table:table-cell>
          <table:table-cell table:style-name="ce4" office:value-type="string">
            <text:p>new</text:p>
          </table:table-cell>
          <table:table-cell table:style-name="ce4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Sum</text:p>
          </table:table-cell>
          <table:table-cell table:style-name="Default" table:formula="of:=SUM([.D605:.D904])" office:value-type="float" office:value="2802">
            <text:p>2802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Average</text:p>
          </table:table-cell>
          <table:table-cell table:style-name="Default" table:formula="of:=[.D905]/300" office:value-type="float" office:value="9.34">
            <text:p>9.3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4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4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7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6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4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4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9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30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8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9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8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8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6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5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9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5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9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7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9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7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6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4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5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6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7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5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5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7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8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9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4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5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7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5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4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4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6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4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6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9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8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3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3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9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8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9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0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6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0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0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0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2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2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9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9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5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4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5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2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0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5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3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2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8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7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1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4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0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9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8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7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5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3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7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7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0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6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1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4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2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0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9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9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1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6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3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1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9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7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5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2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5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3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0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6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2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6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2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5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3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3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8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7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6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5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0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8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8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5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5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3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1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1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9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1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6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4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3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7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7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8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3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2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3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8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6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2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1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2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0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9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0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1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9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1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1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2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9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8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7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2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7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9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3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0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0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5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7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7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3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4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3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9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0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8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8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4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3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3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3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8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1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7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8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7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6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9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0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2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0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6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3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0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6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1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3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4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3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0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4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0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5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1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3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0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7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8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4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2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1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6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1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2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5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6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4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8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3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9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1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0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1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3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5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0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4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3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8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2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1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8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6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3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2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8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5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5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4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1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0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1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0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1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7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3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7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6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4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2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2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3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7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2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9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5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7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5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1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7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2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6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8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2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9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2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7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6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4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3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3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2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4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6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4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6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9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1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5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8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2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1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1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7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0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8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0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4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0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4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2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6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1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75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2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8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4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8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0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9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5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1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7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8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4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67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6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53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1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6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9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5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9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9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89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58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24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11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046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262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symmetric_1.0</text:p>
          </table:table-cell>
          <table:table-cell table:style-name="ce5" office:value-type="string">
            <text:p>s120.align.1.msl</text:p>
          </table:table-cell>
          <table:table-cell table:style-name="ce5" office:value-type="string">
            <text:p>old</text:p>
          </table:table-cell>
          <table:table-cell table:style-name="ce5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Sum</text:p>
          </table:table-cell>
          <table:table-cell table:style-name="Default" table:formula="of:=SUM([.D907:.D1206])" office:value-type="float" office:value="2828">
            <text:p>2828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Average</text:p>
          </table:table-cell>
          <table:table-cell table:style-name="Default" table:formula="of:=[.D1207]/300" office:value-type="float" office:value="9.42666666666667">
            <text:p>9.4266666667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0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0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30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0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0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0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0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0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1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6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4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6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7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2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8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0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8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8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1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7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0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5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2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7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6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3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3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9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9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9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7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3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40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2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0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11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8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04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55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153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046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symmetric_2.0</text:p>
          </table:table-cell>
          <table:table-cell table:style-name="ce6" office:value-type="string">
            <text:p>s229.align.1.msl</text:p>
          </table:table-cell>
          <table:table-cell table:style-name="ce6" office:value-type="string">
            <text:p>new</text:p>
          </table:table-cell>
          <table:table-cell table:style-name="ce6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Sum</text:p>
          </table:table-cell>
          <table:table-cell table:style-name="Default" table:formula="of:=SUM([.D1209:.D1508])" office:value-type="float" office:value="3578">
            <text:p>3578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Average</text:p>
          </table:table-cell>
          <table:table-cell table:style-name="Default" table:formula="of:=[.D1509]/300" office:value-type="float" office:value="11.9266666666667">
            <text:p>11.926666666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7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5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8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7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0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4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6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6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1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3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4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8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4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1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2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0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6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2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6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6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6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8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1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1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7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1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8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3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9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8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9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9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6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6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1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0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2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9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1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2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8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4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5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3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9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5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8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5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1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3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3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2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2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2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0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4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4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4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0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1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8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8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2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9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3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6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9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4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9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6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5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8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1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4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6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5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5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1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0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1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3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9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1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1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6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9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5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9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5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6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4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1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7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0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0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30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9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1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8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2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7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6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22">
            <text:p>2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7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0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5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2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3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7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4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0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3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3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1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8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7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0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3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6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9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4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5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4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7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9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7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9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9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9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6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4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9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7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9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5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6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6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4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7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2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8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6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8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2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2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2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4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5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0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5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2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9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4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5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8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7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5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6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0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8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4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7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9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6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6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3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4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6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5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0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3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2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2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2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4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8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8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1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5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3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0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7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4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7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0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7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1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2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8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2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2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3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1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5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6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7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0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9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0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2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9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4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7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6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5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5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8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0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1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8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7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7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9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7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6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0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1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3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9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0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5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3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7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9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3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8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5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8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4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6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3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0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3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2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1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4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8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0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6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8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4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3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0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9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7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8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6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3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2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3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2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4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7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7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0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7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1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4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2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8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3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8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0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8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8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7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1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1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3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7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3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5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0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5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1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2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3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7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6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3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1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3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9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9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9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2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57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3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2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1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40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52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0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11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48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5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04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55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153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046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symmetric_2.0</text:p>
          </table:table-cell>
          <table:table-cell table:style-name="ce7" office:value-type="string">
            <text:p>s229.align.1.msl</text:p>
          </table:table-cell>
          <table:table-cell table:style-name="ce7" office:value-type="string">
            <text:p>old</text:p>
          </table:table-cell>
          <table:table-cell table:style-name="ce7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Sum</text:p>
          </table:table-cell>
          <table:table-cell table:style-name="Default" table:formula="of:=SUM([.D1511:.D1810])" office:value-type="float" office:value="3702">
            <text:p>3702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Average</text:p>
          </table:table-cell>
          <table:table-cell table:style-name="Default" table:formula="of:=[.D1811]/300" office:value-type="float" office:value="12.34">
            <text:p>12.3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0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0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0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0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0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0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0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0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4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9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0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1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30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7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0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3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5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4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5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6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8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8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0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4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9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6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3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91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2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2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70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3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9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2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1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5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277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88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2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56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164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ymmetric_0.5</text:p>
          </table:table-cell>
          <table:table-cell table:style-name="ce8" office:value-type="string">
            <text:p>s013.align.1.msl</text:p>
          </table:table-cell>
          <table:table-cell table:style-name="ce8" office:value-type="string">
            <text:p>new</text:p>
          </table:table-cell>
          <table:table-cell table:style-name="ce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Sum</text:p>
          </table:table-cell>
          <table:table-cell table:style-name="Default" table:formula="of:=SUM([.D1813:.D2112])" office:value-type="float" office:value="1220">
            <text:p>1220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Average</text:p>
          </table:table-cell>
          <table:table-cell table:style-name="Default" table:formula="of:=[.D2113]/300" office:value-type="float" office:value="4.06666666666667">
            <text:p>4.0666666667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86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83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03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40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48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53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69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02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63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36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14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66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83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83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06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43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50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86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48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99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33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86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25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30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05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09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65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14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01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97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21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33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02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85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79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74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19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34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04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51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49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20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27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78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44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25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54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84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62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94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08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90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94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85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75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64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66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61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56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05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11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13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90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78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28.align.1.msl</text:p>
          </table:table-cell>
          <table:table-cell office:value-type="string">
            <text:p>old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10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97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49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39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33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00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36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50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84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21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01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55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97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82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27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62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42.align.1.msl</text:p>
          </table:table-cell>
          <table:table-cell office:value-type="string">
            <text:p>old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37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17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46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06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40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42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41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84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98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32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34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16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41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52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24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28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80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58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53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03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09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91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63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13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68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96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76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73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57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98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11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17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82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59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62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26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35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42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80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82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80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31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20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17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52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53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93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99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79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40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26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93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79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15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32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71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02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34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66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95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44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71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54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12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67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38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19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68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16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29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44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61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43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81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30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96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35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39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00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67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01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26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63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90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51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73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56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74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48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69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91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29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03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38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69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72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85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15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21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49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22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11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70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05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67.align.1.msl</text:p>
          </table:table-cell>
          <table:table-cell office:value-type="string">
            <text:p>old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92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20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65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89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47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52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92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96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41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07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30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47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93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89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74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45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19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59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10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38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45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87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07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77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58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73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06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24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29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45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18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92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87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57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95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37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75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36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98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46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09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51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18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76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70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22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58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95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64.align.1.msl</text:p>
          </table:table-cell>
          <table:table-cell office:value-type="string">
            <text:p>old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24.align.1.msl</text:p>
          </table:table-cell>
          <table:table-cell office:value-type="string">
            <text:p>old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04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31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31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18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71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60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87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72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72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12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27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300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08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88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78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43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81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76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15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22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08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23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59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37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61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07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14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54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50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46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39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28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55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60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99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81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65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88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04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57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47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94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60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77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32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91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25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10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23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70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35.align.1.msl</text:p>
          </table:table-cell>
          <table:table-cell office:value-type="string">
            <text:p>old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55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89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23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16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75.align.1.msl</text:p>
          </table:table-cell>
          <table:table-cell office:value-type="string">
            <text:p>ol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68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277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88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12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56.align.1.msl</text:p>
          </table:table-cell>
          <table:table-cell office:value-type="string">
            <text:p>old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164.align.1.msl</text:p>
          </table:table-cell>
          <table:table-cell office:value-type="string">
            <text:p>old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ymmetric_0.5</text:p>
          </table:table-cell>
          <table:table-cell office:value-type="string">
            <text:p>s013.align.1.msl</text:p>
          </table:table-cell>
          <table:table-cell office:value-type="string">
            <text:p>old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Sum</text:p>
          </table:table-cell>
          <table:table-cell table:style-name="Default" table:formula="of:=SUM([.D2115:.D2414])" office:value-type="float" office:value="1248">
            <text:p>1248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Average</text:p>
          </table:table-cell>
          <table:table-cell table:style-name="Default" table:formula="of:=[.D2415]/300" office:value-type="float" office:value="4.16">
            <text:p>4.1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0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0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0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30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0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0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0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0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3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0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7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0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4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7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3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1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2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2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8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4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8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6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1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4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1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5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0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81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5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2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6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6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04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7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9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09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7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69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90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38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253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ymmetric_1.0</text:p>
          </table:table-cell>
          <table:table-cell table:style-name="ce9" office:value-type="string">
            <text:p>s125.align.1.msl</text:p>
          </table:table-cell>
          <table:table-cell table:style-name="ce9" office:value-type="string">
            <text:p>new</text:p>
          </table:table-cell>
          <table:table-cell table:style-name="ce9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Sum</text:p>
          </table:table-cell>
          <table:table-cell table:style-name="Default" table:formula="of:=SUM([.D2417:.D2716])" office:value-type="float" office:value="1462">
            <text:p>1462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Average</text:p>
          </table:table-cell>
          <table:table-cell table:style-name="Default" table:formula="of:=[.D2717]/300" office:value-type="float" office:value="4.87333333333333">
            <text:p>4.8733333333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0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0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0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30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0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0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0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0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3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0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7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0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4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7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3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1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2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2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8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4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8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6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1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4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1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5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0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81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5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2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6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6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04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7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9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09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7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69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90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38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253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symmetric_1.0</text:p>
          </table:table-cell>
          <table:table-cell table:style-name="ce10" office:value-type="string">
            <text:p>s125.align.1.msl</text:p>
          </table:table-cell>
          <table:table-cell table:style-name="ce10" office:value-type="string">
            <text:p>old</text:p>
          </table:table-cell>
          <table:table-cell table:style-name="ce10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Sum</text:p>
          </table:table-cell>
          <table:table-cell table:style-name="Default" table:formula="of:=SUM([.D2719:.D3018])" office:value-type="float" office:value="1504">
            <text:p>1504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Average</text:p>
          </table:table-cell>
          <table:table-cell table:style-name="Default" table:formula="of:=[.D3019]/300" office:value-type="float" office:value="5.01333333333333">
            <text:p>5.0133333333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0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0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0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0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0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0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0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0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5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7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8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0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4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4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8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5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3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9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3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9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6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7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8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4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2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3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300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1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5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0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8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2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13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6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4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69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77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2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106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295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1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ymmetric_2.0</text:p>
          </table:table-cell>
          <table:table-cell table:style-name="ce11" office:value-type="string">
            <text:p>s012.align.1.msl</text:p>
          </table:table-cell>
          <table:table-cell table:style-name="ce11" office:value-type="string">
            <text:p>new</text:p>
          </table:table-cell>
          <table:table-cell table:style-name="ce11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Sum</text:p>
          </table:table-cell>
          <table:table-cell table:style-name="Default" table:formula="of:=SUM([.D3021:.D3320])" office:value-type="float" office:value="1942">
            <text:p>1942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office:value-type="string">
            <text:p>Average</text:p>
          </table:table-cell>
          <table:table-cell table:style-name="Default" table:formula="of:=[.D3321]/300" office:value-type="float" office:value="6.47333333333333">
            <text:p>6.4733333333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0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0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0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0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0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0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0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0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5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7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8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0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4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4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8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5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3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9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3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9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6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7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8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4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2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3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300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1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5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0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8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2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13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6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4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69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77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2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106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295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1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ymmetric_2.0</text:p>
          </table:table-cell>
          <table:table-cell table:style-name="ce12" office:value-type="string">
            <text:p>s012.align.1.msl</text:p>
          </table:table-cell>
          <table:table-cell table:style-name="ce12" office:value-type="string">
            <text:p>old</text:p>
          </table:table-cell>
          <table:table-cell table:style-name="ce1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Sum</text:p>
          </table:table-cell>
          <table:table-cell table:style-name="Default" table:formula="of:=SUM([.D3323:.D3622])" office:value-type="float" office:value="2088">
            <text:p>2088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Average</text:p>
          </table:table-cell>
          <table:table-cell table:style-name="Default" table:formula="of:=[.D3623]/300" office:value-type="float" office:value="6.96">
            <text:p>6.96</text:p>
          </table:table-cell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D3622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a Ristner</meta:initial-creator>
    <meta:creation-date>2012-12-13T11:40:18</meta:creation-date>
    <dc:date>2012-12-13T21:20:22</dc:date>
    <dc:creator>Moa Ristner</dc:creator>
    <meta:editing-duration>PT7H56M9S</meta:editing-duration>
    <meta:editing-cycles>7</meta:editing-cycles>
    <meta:generator>LibreOffice/3.5$Linux_X86_64 LibreOffice_project/350m1$Build-2</meta:generator>
    <meta:document-statistic meta:table-count="3" meta:cell-count="144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52cm" svg:height="9.151cm" xlink:href=".." xlink:type="simple" chart:class="chart:bar" chart:style-name="ch1">
        <chart:legend chart:legend-position="end" svg:x="10.999cm" svg:y="4.027cm" style:legend-expansion="high" chart:style-name="ch2"/>
        <chart:plot-area chart:style-name="ch3" table:cell-range-address="Sheet1.G3:Sheet1.I9" chart:data-source-has-labels="both" svg:x="1.332cm" svg:y="0.924cm" svg:width="9.291cm" svg:height="7.082cm">
          <chartooo:coordinate-region svg:x="1.953cm" svg:y="1.123cm" svg:width="8.187cm" svg:height="5.838cm"/>
          <chart:axis chart:dimension="x" chart:name="primary-x" chart:style-name="ch4" chartooo:axis-type="auto">
            <chartooo:date-scale/>
            <chart:title svg:x="5.324cm" svg:y="8.189cm" chart:style-name="ch5">
              <text:p>Data set</text:p>
            </chart:title>
            <chart:categories table:cell-range-address="Sheet1.G4:Sheet1.G9"/>
          </chart:axis>
          <chart:axis chart:dimension="y" chart:name="primary-y" chart:style-name="ch6">
            <chart:title svg:x="0.465cm" svg:y="5.925cm" chart:style-name="ch7">
              <text:p>Symmetric distance</text:p>
            </chart:title>
            <chart:grid chart:style-name="ch8" chart:class="major"/>
          </chart:axis>
          <chart:series chart:style-name="ch9" chart:values-cell-range-address="Sheet1.H4:Sheet1.H9" chart:label-cell-address="Sheet1.H3:Sheet1.H3" chart:class="chart:bar">
            <chart:data-point chart:repeated="6"/>
          </chart:series>
          <chart:series chart:style-name="ch10" chart:values-cell-range-address="Sheet1.I4:Sheet1.I9" chart:label-cell-address="Sheet1.I3:Sheet1.I3" chart:class="chart:bar">
            <chart:data-point chart:style-name="ch11"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noise reduction</text:p>
                <draw:g>
                  <svg:desc>Sheet1.H3:Sheet1.H3</svg:desc>
                </draw:g>
              </table:table-cell>
              <table:table-cell office:value-type="string">
                <text:p>With noise reduction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ymmetric_0.5</text:p>
                <draw:g>
                  <svg:desc>Sheet1.G4:Sheet1.G9</svg:desc>
                </draw:g>
              </table:table-cell>
              <table:table-cell office:value-type="float" office:value="7.6333">
                <text:p>7.6333</text:p>
                <draw:g>
                  <svg:desc>Sheet1.H4:Sheet1.H9</svg:desc>
                </draw:g>
              </table:table-cell>
              <table:table-cell office:value-type="float" office:value="7.5933">
                <text:p>7.5933</text:p>
                <draw:g>
                  <svg:desc>Sheet1.I4:Sheet1.I9</svg:desc>
                </draw:g>
              </table:table-cell>
            </table:table-row>
            <table:table-row>
              <table:table-cell office:value-type="string">
                <text:p>Asymmetric_1.0</text:p>
              </table:table-cell>
              <table:table-cell office:value-type="float" office:value="9.4267">
                <text:p>9.4267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Asymmetric_2.0</text:p>
              </table:table-cell>
              <table:table-cell office:value-type="float" office:value="12.34">
                <text:p>12.34</text:p>
              </table:table-cell>
              <table:table-cell office:value-type="float" office:value="11.9267">
                <text:p>11.9267</text:p>
              </table:table-cell>
            </table:table-row>
            <table:table-row>
              <table:table-cell office:value-type="string">
                <text:p>Symmetric_0.5</text:p>
              </table:table-cell>
              <table:table-cell office:value-type="float" office:value="4.16">
                <text:p>4.16</text:p>
              </table:table-cell>
              <table:table-cell office:value-type="float" office:value="4.0667">
                <text:p>4.0667</text:p>
              </table:table-cell>
            </table:table-row>
            <table:table-row>
              <table:table-cell office:value-type="string">
                <text:p>Symmetric_1.0</text:p>
              </table:table-cell>
              <table:table-cell office:value-type="float" office:value="5.0133">
                <text:p>5.0133</text:p>
              </table:table-cell>
              <table:table-cell office:value-type="float" office:value="4.8733">
                <text:p>4.8733</text:p>
              </table:table-cell>
            </table:table-row>
            <table:table-row>
              <table:table-cell office:value-type="string">
                <text:p>Symmetric_2.0</text:p>
              </table:table-cell>
              <table:table-cell office:value-type="float" office:value="6.96">
                <text:p>6.96</text:p>
              </table:table-cell>
              <table:table-cell office:value-type="float" office:value="6.4733">
                <text:p>6.47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565cm" svg:height="7.177cm" xlink:href=".." xlink:type="simple" chart:class="chart:bar" chart:style-name="ch1">
        <chart:plot-area chart:style-name="ch2" table:cell-range-address="Sheet1.G15:Sheet1.H20" chart:data-source-has-labels="column" svg:x="1.222cm" svg:y="0.707cm" svg:width="8.921cm" svg:height="5.346cm">
          <chartooo:coordinate-region svg:x="1.897cm" svg:y="0.906cm" svg:width="8.246cm" svg:height="4.102cm"/>
          <chart:axis chart:dimension="x" chart:name="primary-x" chart:style-name="ch3" chartooo:axis-type="auto">
            <chartooo:date-scale/>
            <chart:title svg:x="5.029cm" svg:y="6.196cm" chart:style-name="ch4">
              <text:p>Data set</text:p>
            </chart:title>
            <chart:categories table:cell-range-address="Sheet1.G15:Sheet1.G20"/>
          </chart:axis>
          <chart:axis chart:dimension="y" chart:name="primary-y" chart:style-name="ch5">
            <chart:title svg:x="0.451cm" svg:y="4.284cm" chart:style-name="ch6">
              <text:p>Percent (%)</text:p>
            </chart:title>
            <chart:grid chart:style-name="ch7" chart:class="major"/>
          </chart:axis>
          <chart:series chart:style-name="ch8" chart:values-cell-range-address="Sheet1.H15:Sheet1.H20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Asymmetric_0.5</text:p>
                <draw:g>
                  <svg:desc>Sheet1.G15:Sheet1.G20</svg:desc>
                </draw:g>
              </table:table-cell>
              <table:table-cell office:value-type="float" office:value="0.524019755544785">
                <text:p>0.524019755544785</text:p>
                <draw:g>
                  <svg:desc>Sheet1.H15:Sheet1.H20</svg:desc>
                </draw:g>
              </table:table-cell>
            </table:table-row>
            <table:table-row>
              <table:table-cell office:value-type="string">
                <text:p>Asymmetric_1.0</text:p>
              </table:table-cell>
              <table:table-cell office:value-type="float" office:value="0.9197280066195">
                <text:p>0.9197280066195</text:p>
              </table:table-cell>
            </table:table-row>
            <table:table-row>
              <table:table-cell office:value-type="string">
                <text:p>Asymmetric_2.0</text:p>
              </table:table-cell>
              <table:table-cell office:value-type="float" office:value="3.34927066450567">
                <text:p>3.34927066450567</text:p>
              </table:table-cell>
            </table:table-row>
            <table:table-row>
              <table:table-cell office:value-type="string">
                <text:p>Symmetric_0.5</text:p>
              </table:table-cell>
              <table:table-cell office:value-type="float" office:value="2.24278846153847">
                <text:p>2.24278846153847</text:p>
              </table:table-cell>
            </table:table-row>
            <table:table-row>
              <table:table-cell office:value-type="string">
                <text:p>Symmetric_1.0</text:p>
              </table:table-cell>
              <table:table-cell office:value-type="float" office:value="2.79257175912073">
                <text:p>2.79257175912073</text:p>
              </table:table-cell>
            </table:table-row>
            <table:table-row>
              <table:table-cell office:value-type="string">
                <text:p>Symmetric_2.0</text:p>
              </table:table-cell>
              <table:table-cell office:value-type="float" office:value="6.99281609195402">
                <text:p>6.992816091954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